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Consolas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5094in" svg:y="2.4264in">
            <draw:object draw:notify-on-update-of-ranges="Sheet1.A5:Sheet1.A5 Sheet1.A6:Sheet1.A9 Sheet1.B5:Sheet1.B5 Sheet1.B6:Sheet1.B9 Sheet1.A5:Sheet1.A5 Sheet1.A6:Sheet1.A9 Sheet1.C5:Sheet1.C5 Sheet1.C6:Sheet1.C9 Sheet1.A5:Sheet1.A5 Sheet1.A6:Sheet1.A9 Sheet1.D5:Sheet1.D5 Sheet1.D6:Sheet1.D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table:style-name="ce1" office:value-type="float" office:value="688868" calcext:value-type="float">
            <text:p>688868</text:p>
          </table:table-cell>
          <table:table-cell table:style-name="ce1" office:value-type="float" office:value="4398407" calcext:value-type="float">
            <text:p>4398407</text:p>
          </table:table-cell>
          <table:table-cell table:style-name="ce1" office:value-type="float" office:value="23124683" calcext:value-type="float">
            <text:p>23124683</text:p>
          </table:table-cell>
          <table:table-cell table:style-name="ce1" office:value-type="float" office:value="1001910191" calcext:value-type="float">
            <text:p>1001910191</text:p>
          </table:table-cell>
          <table:table-cell table:style-name="ce1" office:value-type="float" office:value="30024418260" calcext:value-type="float">
            <text:p>30024418260</text:p>
          </table:table-cell>
          <table:table-cell table:style-name="ce1" office:value-type="float" office:value="433350987035" calcext:value-type="float">
            <text:p>433350987035</text:p>
          </table:table-cell>
          <table:table-cell office:value-type="float" office:value="1911412434182" calcext:value-type="float">
            <text:p>1911412434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718807" calcext:value-type="float">
            <text:p>718807</text:p>
          </table:table-cell>
          <table:table-cell table:style-name="ce1" office:value-type="float" office:value="23353348" calcext:value-type="float">
            <text:p>23353348</text:p>
          </table:table-cell>
          <table:table-cell table:style-name="ce1" office:value-type="float" office:value="179654843" calcext:value-type="float">
            <text:p>179654843</text:p>
          </table:table-cell>
          <table:table-cell table:style-name="ce1" office:value-type="float" office:value="4481546725" calcext:value-type="float">
            <text:p>4481546725</text:p>
          </table:table-cell>
          <table:table-cell table:style-name="ce3" office:value-type="float" office:value="79566378421" calcext:value-type="float">
            <text:p>79566378421</text:p>
          </table:table-cell>
          <table:table-cell table:style-name="ce1" office:value-type="float" office:value="417090524089" calcext:value-type="float">
            <text:p>417090524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ss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ze of n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Divide andConquer</text:p>
          </table:table-cell>
          <table:table-cell office:value-type="string" calcext:value-type="string">
            <text:p>Strassen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8868" calcext:value-type="float">
            <text:p>688868</text:p>
          </table:table-cell>
          <table:table-cell office:value-type="float" office:value="718807" calcext:value-type="float">
            <text:p>718807</text:p>
          </table:table-cell>
          <table:table-cell table:style-name="ce1" office:value-type="float" office:value="2259962" calcext:value-type="float">
            <text:p>2259962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8407" calcext:value-type="float">
            <text:p>4398407</text:p>
          </table:table-cell>
          <table:table-cell table:style-name="ce1" office:value-type="float" office:value="23353348" calcext:value-type="float">
            <text:p>23353348</text:p>
          </table:table-cell>
          <table:table-cell table:style-name="ce1" office:value-type="float" office:value="77425754" calcext:value-type="float">
            <text:p>77425754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124683" calcext:value-type="float">
            <text:p>23124683</text:p>
          </table:table-cell>
          <table:table-cell table:style-name="ce2" office:value-type="float" office:value="179654843" calcext:value-type="float">
            <text:p>179654843</text:p>
          </table:table-cell>
          <table:table-cell table:style-name="ce1" office:value-type="float" office:value="2096289147" calcext:value-type="float">
            <text:p>2096289147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1001910191" calcext:value-type="float">
            <text:p>1001910191</text:p>
          </table:table-cell>
          <table:table-cell table:style-name="ce1" office:value-type="float" office:value="4481546725" calcext:value-type="float">
            <text:p>4481546725</text:p>
          </table:table-cell>
          <table:table-cell table:style-name="ce1" office:value-type="float" office:value="92073193611" calcext:value-type="float">
            <text:p>92073193611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0024418260" calcext:value-type="float">
            <text:p>30024418260</text:p>
          </table:table-cell>
          <table:table-cell table:style-name="ce3" office:value-type="float" office:value="79566378421" calcext:value-type="float">
            <text:p>79566378421</text:p>
          </table:table-cell>
          <table:table-cell table:number-columns-repeated="11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433350987035" calcext:value-type="float">
            <text:p>433350987035</text:p>
          </table:table-cell>
          <table:table-cell table:style-name="ce1" office:value-type="float" office:value="417090524089" calcext:value-type="float">
            <text:p>417090524089</text:p>
          </table:table-cell>
          <table:table-cell table:number-columns-repeated="11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911412434182" calcext:value-type="float">
            <text:p>1911412434182</text:p>
          </table:table-cell>
          <table:table-cell table:number-columns-repeated="12"/>
        </table:table-row>
        <table:table-row table:style-name="ro2" table:number-rows-repeated="2">
          <table:table-cell table:number-columns-repeated="14"/>
        </table:table-row>
        <table:table-row table:style-name="ro1" table:number-rows-repeated="2">
          <table:table-cell table:number-columns-repeated="14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0:39:45.9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22:03:21.723000000</meta:creation-date>
    <dc:date>2015-05-14T23:33:35.960000000</dc:date>
    <meta:editing-duration>PT16H10M7S</meta:editing-duration>
    <meta:editing-cycles>12</meta:editing-cycles>
    <meta:generator>LibreOffice/4.2.0.4$Windows_x86 LibreOffice_project/05dceb5d363845f2cf968344d7adab8dcfb2ba71</meta:generator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55cm" svg:y="0.316cm" chart:style-name="ch2">
          <text:p>Matrix Multiplication Algorithm Comparison</text:p>
        </chart:title>
        <chart:legend chart:legend-position="end" svg:x="11.825cm" svg:y="3.703cm" style:legend-expansion="high" chart:style-name="ch3"/>
        <chart:plot-area chart:style-name="ch4" table:cell-range-address="Sheet1.A5:Sheet1.D9" chart:data-source-has-labels="row" svg:x="1.701cm" svg:y="1.635cm" svg:width="9.484cm" svg:height="6.204cm">
          <chartooo:coordinate-region svg:x="4.175cm" svg:y="1.834cm" svg:width="6.73cm" svg:height="5.358cm"/>
          <chart:axis chart:dimension="x" chart:name="primary-x" chart:style-name="ch5">
            <chart:title svg:x="5.777cm" svg:y="8.019cm" chart:style-name="ch6">
              <text:p>Size of n</text:p>
            </chart:title>
          </chart:axis>
          <chart:axis chart:dimension="y" chart:name="primary-y" chart:style-name="ch5">
            <chart:title svg:x="0.451cm" svg:y="6.144cm" chart:style-name="ch7">
              <text:p>Time 
( in Nanoseconds)</text:p>
            </chart:title>
            <chart:grid chart:style-name="ch8" chart:class="major"/>
          </chart:axis>
          <chart:series chart:style-name="ch9" chart:values-cell-range-address="Sheet1.B6:Sheet1.B9" chart:label-cell-address="Sheet1.B5:Sheet1.B5" chart:class="chart:scatter">
            <chart:domain table:cell-range-address="Sheet1.A6:Sheet1.A9"/>
            <chart:data-point chart:repeated="4"/>
          </chart:series>
          <chart:series chart:style-name="ch10" chart:values-cell-range-address="Sheet1.C6:Sheet1.C9" chart:label-cell-address="Sheet1.C5:Sheet1.C5" chart:class="chart:scatter">
            <chart:data-point chart:repeated="4"/>
          </chart:series>
          <chart:series chart:style-name="ch11" chart:values-cell-range-address="Sheet1.D6:Sheet1.D9" chart:label-cell-address="Sheet1.D5:Sheet1.D5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ssic</text:p>
                <draw:g>
                  <svg:desc>Sheet1.B5:Sheet1.B5</svg:desc>
                </draw:g>
              </table:table-cell>
              <table:table-cell office:value-type="string">
                <text:p>Divide andConquer</text:p>
                <draw:g>
                  <svg:desc>Sheet1.C5:Sheet1.C5</svg:desc>
                </draw:g>
              </table:table-cell>
              <table:table-cell office:value-type="string">
                <text:p>Strassen</text:p>
                <draw:g>
                  <svg:desc>Sheet1.D5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6:Sheet1.A9</svg:desc>
                </draw:g>
              </table:table-cell>
              <table:table-cell office:value-type="float" office:value="688868">
                <text:p>688868</text:p>
                <draw:g>
                  <svg:desc>Sheet1.B6:Sheet1.B9</svg:desc>
                </draw:g>
              </table:table-cell>
              <table:table-cell office:value-type="float" office:value="718807">
                <text:p>718807</text:p>
                <draw:g>
                  <svg:desc>Sheet1.C6:Sheet1.C9</svg:desc>
                </draw:g>
              </table:table-cell>
              <table:table-cell office:value-type="float" office:value="2259962">
                <text:p>2259962</text:p>
                <draw:g>
                  <svg:desc>Sheet1.D6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4398407">
                <text:p>4398407</text:p>
              </table:table-cell>
              <table:table-cell office:value-type="float" office:value="23353348">
                <text:p>23353348</text:p>
              </table:table-cell>
              <table:table-cell office:value-type="float" office:value="77425754">
                <text:p>77425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3124683">
                <text:p>23124683</text:p>
              </table:table-cell>
              <table:table-cell office:value-type="float" office:value="179654843">
                <text:p>179654843</text:p>
              </table:table-cell>
              <table:table-cell office:value-type="float" office:value="2096289147">
                <text:p>2096289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1001910191">
                <text:p>1001910191</text:p>
              </table:table-cell>
              <table:table-cell office:value-type="float" office:value="4481546725">
                <text:p>4481546725</text:p>
              </table:table-cell>
              <table:table-cell office:value-type="float" office:value="92073193611">
                <text:p>92073193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